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cm" fo:margin-bottom="0.176cm" fo:orphans="2" fo:widows="2"/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Standard">
      <style:paragraph-properties fo:margin-top="0cm" fo:margin-bottom="2.54cm" style:line-height-at-least="0.353cm" fo:orphans="2" fo:widows="2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body">
      <style:paragraph-properties fo:orphans="2" fo:widows="2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style:font-name="Courier New" fo:font-weight="normal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05553181882816" text:id="ct105553181882816">
          <text:insertion>
            <office:change-info>
              <dc:creator>Michael Bouschen</dc:creator>
              <dc:date>2021-07-18T23:36:00</dc:date>
            </office:change-info>
          </text:insertion>
        </text:changed-region>
        <text:changed-region xml:id="ct105553168038144" text:id="ct105553168038144">
          <text:insertion>
            <office:change-info>
              <dc:creator>Michael Bouschen</dc:creator>
              <dc:date>2021-07-18T23:36:00</dc:date>
            </office:change-info>
          </text:insertion>
        </text:changed-region>
        <text:changed-region xml:id="ct105553181903296" text:id="ct105553181903296">
          <text:insertion>
            <office:change-info>
              <dc:creator>Michael Bouschen</dc:creator>
              <dc:date>2021-07-18T23:36:00</dc:date>
            </office:change-info>
          </text:insertion>
        </text:changed-region>
        <text:changed-region xml:id="ct105553181536256" text:id="ct105553181536256">
          <text:insertion>
            <office:change-info>
              <dc:creator>Michael Bouschen</dc:creator>
              <dc:date>2021-07-18T23:36:00</dc:date>
            </office:change-info>
          </text:insertion>
        </text:changed-region>
        <text:changed-region xml:id="ct105553181873984" text:id="ct105553181873984">
          <text:insertion>
            <office:change-info>
              <dc:creator>Michael Bouschen</dc:creator>
              <dc:date>2021-07-18T23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57258"/><text:alphabetical-index-mark-start text:id="IMark5235001488" text:main-entry="true"/><text:alphabetical-index-mark-start text:id="IMark5235001584"/>JDOPermission<text:alphabetical-index-mark-end text:id="IMark5235001584"/><text:alphabetical-index-mark-end text:id="IMark5235001488"/></text:h>
      <text:p text:style-name="P5"><draw:frame draw:style-name="fr1" draw:name="graphics1" text:anchor-type="as-char" svg:width="16.51cm" svg:height="0.342cm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alphabetical-index-mark-start text:id="IMark5235001488" text:main-entry="true"/><text:span text:style-name="T1">JDOPermission</text:span><text:alphabetical-index-mark-end text:id="IMark5235001488"/> class provides a marker for the security manager to grant access to a class to perform privileged operations necessary for JDO implementations.</text:p>
      <text:p text:style-name="P1">The following JDO permissions are defined:</text:p>
      <text:p text:style-name="P3">•<text:span text:style-name="T1"><text:tab/></text:span><text:alphabetical-index-mark-start text:id="IMark5235001488" text:main-entry="true"/><text:span text:style-name="T1">setStateManager</text:span><text:alphabetical-index-mark-end text:id="IMark5235001488"/>: <text:span text:style-name="Assertion">A22-1 [</text:span><text:change-start text:change-id="ct105553181882816"/><text:span text:style-name="Assertion"><text:line-break/></text:span><text:change-end text:change-id="ct105553181882816"/>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<text:span text:style-name="Assertion">]</text:span></text:p>
      <text:p text:style-name="P3">•<text:span text:style-name="T1"><text:tab/></text:span><text:alphabetical-index-mark-start text:id="IMark5235001488" text:main-entry="true"/><text:span text:style-name="T1">getMetadata</text:span><text:alphabetical-index-mark-end text:id="IMark5235001488"/>: <text:span text:style-name="Assertion">A22-2 [</text:span><text:change-start text:change-id="ct105553168038144"/><text:span text:style-name="Assertion"><text:line-break/></text:span><text:change-end text:change-id="ct105553168038144"/>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<text:span text:style-name="Assertion">]</text:span></text:p>
      <text:p text:style-name="P3"><text:span text:style-name="T4">•</text:span><text:span text:style-name="T2"><text:tab/></text:span><text:alphabetical-index-mark-start text:id="IMark5235001488" text:main-entry="true"/><text:span text:style-name="T3">closePersistenceManagerFactory</text:span><text:alphabetical-index-mark-end text:id="IMark5235001488"/><text:span text:style-name="T5">: </text:span><text:span text:style-name="Assertion"><text:span text:style-name="T5">A223-3 [</text:span></text:span><text:change-start text:change-id="ct105553181903296"/><text:span text:style-name="Assertion"><text:span text:style-name="T5"><text:line-break/></text:span></text:span><text:change-end text:change-id="ct105553181903296"/><text:span text:style-name="T5">this permission allows a caller to close a </text:span><text:span text:style-name="T3">PersistenceManagerFactory</text:span><text:span text:style-name="T5">, thereby releasing resources. This permission is checked by the </text:span><text:span text:style-name="T3">close()</text:span><text:span text:style-name="T5"> method of </text:span><text:span text:style-name="T3">PersistenceManagerFactory</text:span><text:span text:style-name="T5">.</text:span><text:span text:style-name="Assertion"><text:span text:style-name="T4">] </text:span></text:span></text:p>
      <text:p text:style-name="P3">•<text:span text:style-name="T1"><text:tab/></text:span><text:alphabetical-index-mark-start text:id="IMark5235001488" text:main-entry="true"/><text:span text:style-name="T1">manageMetadata</text:span><text:alphabetical-index-mark-end text:id="IMark5235001488"/>: <text:span text:style-name="Assertion">A22-4 [</text:span><text:change-start text:change-id="ct105553181536256"/><text:span text:style-name="Assertion"><text:line-break/></text:span><text:change-end text:change-id="ct105553181536256"/>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<text:span text:style-name="Assertion">] </text:span></text:p>
      <text:p text:style-name="P1"><text:change-start text:change-id="ct105553181873984"/></text:p>
      <text:p text:style-name="P1"/>
      <text:p text:style-name="P1"><text:change-end text:change-id="ct105553181873984"/><text:soft-page-break/>These permissions are defined in the <text:alphabetical-index-mark-start text:id="IMark5235001488" text:main-entry="true"/>JDOPermission<text:alphabetical-index-mark-end text:id="IMark5235001488"/> class.</text:p>
      <text:p text:style-name="P2">package javax.jdo.spi;</text:p>
      <text:p text:style-name="P2">public final class <text:alphabetical-index-mark-start text:id="IMark5235001488" text:main-entry="true"/>JDOPermission<text:alphabetical-index-mark-end text:id="IMark5235001488"/> extends </text:p>
      <text:p text:style-name="P2"><text:tab/><text:tab/>java.security.BasicPermission {</text:p>
      <text:p text:style-name="P2">...</text:p>
      <text:p text:style-name="P2"><text:tab/>public static final javax.jdo.spi.<text:alphabetical-index-mark-start text:id="IMark5235001488" text:main-entry="true"/>JDOPermission<text:alphabetical-index-mark-end text:id="IMark5235001488"/></text:p>
      <text:p text:style-name="P2"><text:tab/><text:tab/>CLOSE_PERSISTENCE_MANAGER_FACTORY = "<text:alphabetical-index-mark-start text:id="IMark5235001488" text:main-entry="true"/>closePersistenceManagerFactory<text:alphabetical-index-mark-end text:id="IMark5235001488"/>";</text:p>
      <text:p text:style-name="P2"><text:tab/>public static final javax.jdo.spi.<text:alphabetical-index-mark-start text:id="IMark5235001488" text:main-entry="true"/>JDOPermission<text:alphabetical-index-mark-end text:id="IMark5235001488"/> GET_METADATA = "<text:alphabetical-index-mark-start text:id="IMark5235001584" text:main-entry="true"/>getMetadata<text:alphabetical-index-mark-end text:id="IMark5235001584"/>";</text:p>
      <text:p text:style-name="P2"><text:tab/>public static final javax.jdo.spi.<text:alphabetical-index-mark-start text:id="IMark5235001584" text:main-entry="true"/>JDOPermission<text:alphabetical-index-mark-end text:id="IMark5235001584"/> MANAGE_METADATA =</text:p>
      <text:p text:style-name="P2"><text:tab/><text:tab/>"<text:alphabetical-index-mark-start text:id="IMark5235001584" text:main-entry="true"/>manageMetadata<text:alphabetical-index-mark-end text:id="IMark5235001584"/>";</text:p>
      <text:p text:style-name="P2"><text:tab/>public static final javax.jdo.spi.<text:alphabetical-index-mark-start text:id="IMark5235001584" text:main-entry="true"/>JDOPermission<text:alphabetical-index-mark-end text:id="IMark5235001584"/> SET_STATE_MANAGER =</text:p>
      <text:p text:style-name="P2"><text:tab/><text:tab/>"<text:alphabetical-index-mark-start text:id="IMark5235001584" text:main-entry="true"/>setStateManager<text:alphabetical-index-mark-end text:id="IMark5235001584"/>";</text:p>
      <text:p text:style-name="P2">}</text:p>
      <text:p text:style-name="P1">Use of <text:alphabetical-index-mark-start text:id="IMark5235001584" text:main-entry="true"/><text:span text:style-name="T1">JDOPermission</text:span><text:alphabetical-index-mark-end text:id="IMark5235001584"/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<text:alphabetical-index-mark-start text:id="IMark5235001584" text:main-entry="true"/>JDOPermission<text:alphabetical-index-mark-end text:id="IMark5235001584"/> "<text:alphabetical-index-mark-start text:id="IMark5235001488" text:main-entry="true"/>getMetadata<text:alphabetical-index-mark-end text:id="IMark5235001488"/>";</text:p>
      <text:p text:style-name="P2"><text:tab/>permission javax.jdo.spi.<text:alphabetical-index-mark-start text:id="IMark5235001488" text:main-entry="true"/>JDOPermission<text:alphabetical-index-mark-end text:id="IMark5235001488"/> "<text:alphabetical-index-mark-start text:id="IMark5235001584" text:main-entry="true"/>setStateManager<text:alphabetical-index-mark-end text:id="IMark5235001584"/>";</text:p>
      <text:p text:style-name="P2"><text:tab/>permission javax.jdo.spi.<text:alphabetical-index-mark-start text:id="IMark5235001584" text:main-entry="true"/>JDOPermission<text:alphabetical-index-mark-end text:id="IMark5235001584"/></text:p>
      <text:p text:style-name="P2"><text:tab/><text:tab/>"<text:alphabetical-index-mark-start text:id="IMark5235001584" text:main-entry="true"/>closePersistenceManagerFactory<text:alphabetical-index-mark-end text:id="IMark5235001584"/>";</text:p>
      <text:p text:style-name="P2"><text:tab/>permission javax.jdo.spi.<text:alphabetical-index-mark-start text:id="IMark5235001584" text:main-entry="true"/>JDOPermission<text:alphabetical-index-mark-end text:id="IMark5235001584"/> "<text:alphabetical-index-mark-start text:id="IMark5235001488" text:main-entry="true"/>manageMetadata<text:alphabetical-index-mark-end text:id="IMark5235001488"/>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2-06-24T16:06:22.59</meta:creation-date>
    <meta:editing-duration>PT6M35S</meta:editing-duration>
    <meta:generator>OpenOffice/4.1.6$Unix OpenOffice.org_project/416m1$Build-9790</meta:generator>
    <dc:title>JDO_Chapter</dc:title>
    <dc:date>2021-07-18T23:36:45</dc:date>
    <meta:document-statistic meta:table-count="0" meta:image-count="1" meta:object-count="0" meta:page-count="2" meta:paragraph-count="31" meta:word-count="322" meta:character-count="2763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